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931F83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paper-title">
      <style:graphic-properties draw:auto-grow-height="true" fo:min-height="3.507cm"/>
    </style:style>
    <style:style style:name="pr2" style:family="presentation" style:parent-style-name="lyt-paper-notes">
      <style:graphic-properties draw:fill-color="#ffffff" draw:auto-grow-height="true" fo:min-height="13.365cm"/>
    </style:style>
    <style:style style:name="pr3" style:family="presentation" style:parent-style-name="lyt-paper-outline1">
      <style:graphic-properties fo:min-height="10.75cm"/>
    </style:style>
    <style:style style:name="pr4" style:family="presentation" style:parent-style-name="lyt-paper-notes">
      <style:graphic-properties draw:fill-color="#ffffff" fo:min-height="13.114cm"/>
    </style:style>
    <style:style style:name="P1" style:family="paragraph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P2" style:family="paragraph">
      <style:text-properties fo:font-size="20pt"/>
    </style:style>
    <style:style style:name="P3" style:family="paragraph">
      <style:text-properties fo:font-family="AppleGothic" style:font-family-generic="swiss" style:font-pitch="variable" fo:font-style="normal" style:font-style-asian="normal" style:font-style-complex="normal"/>
    </style:style>
    <style:style style:name="P4" style:family="paragraph">
      <style:text-properties fo:font-family="Arial" style:font-family-generic="swiss" style:font-pitch="variable"/>
    </style:style>
    <style:style style:name="P5" style:family="paragraph">
      <style:text-properties fo:font-family="Arial" style:font-family-generic="swiss" style:font-pitch="variable" fo:font-style="italic" style:font-style-asian="italic" style:font-style-complex="italic"/>
    </style:style>
    <style:style style:name="T1" style:family="text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T2" style:family="text">
      <style:text-properties fo:font-family="AppleGothic" style:font-family-generic="swiss" style:font-pitch="variable" fo:font-style="normal" style:font-style-asian="normal" style:font-style-complex="normal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family="Arial" style:font-family-generic="swiss" style:font-pitch="variable" fo:font-style="italic" style:font-style-asian="italic" style:font-style-complex="italic"/>
    </style:style>
    <style:style style:name="T5" style:family="text">
      <style:text-properties fo:font-family="Arial" style:font-family-generic="swiss" style:font-pitch="variable" fo:font-style="normal" style:font-style-asian="normal" style:font-style-complex="normal"/>
    </style:style>
    <style:style style:name="T6" style:family="text">
      <style:text-properties fo:font-family="Arial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7" style:family="text">
      <style:text-properties fo:font-family="Arial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8" style:family="text">
      <style:text-properties fo:font-family="Arial" style:font-family-generic="swiss" style:font-pitch="variable" fo:font-size="28pt" fo:font-style="normal" style:font-size-asian="28pt" style:font-style-asian="normal" style:font-size-complex="28pt" style:font-style-complex="normal"/>
    </style:style>
    <style:style style:name="T9" style:family="text">
      <style:text-properties fo:font-family="Arial" style:font-family-generic="swiss" style:font-pitch="variable" fo:font-size="32pt" fo:font-style="italic" style:font-size-asian="32pt" style:font-style-asian="italic" style:font-size-complex="32pt" style:font-style-complex="italic"/>
    </style:style>
    <style:style style:name="T10" style:family="text">
      <style:text-properties style:text-position="super 58%" fo:font-family="Arial" style:font-family-generic="swiss" style:font-pitch="variable" fo:font-size="32pt" fo:font-style="normal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0">
        <office:forms form:automatic-focus="false" form:apply-design-mode="false"/>
        <draw:frame presentation:style-name="pr1" draw:text-style-name="P1" draw:layer="layout" svg:width="24cm" svg:height="3.507cm" svg:x="2cm" svg:y="6.5cm" presentation:class="title" presentation:user-transformed="true">
          <draw:text-box>
            <text:p><text:span text:style-name="T1">Regular Express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ims</text:span></text:p>
          </draw:text-box>
        </draw:frame>
        <draw:frame presentation:style-name="pr3" draw:text-style-name="P4" draw:layer="layout" svg:width="23cm" svg:height="11.835cm" svg:x="2.5cm" svg:y="5.8cm" presentation:class="outline" presentation:user-transformed="true">
          <draw:text-box>
            <text:list text:style-name="L2">
              <text:list-item>
                <text:p><text:span text:style-name="T3">Understand what a regular expression is</text:span></text:p>
              </text:list-item>
              <text:list-item>
                <text:p><text:span text:style-name="T3">Use match, substitute and transliterate</text:span></text:p>
              </text:list-item>
              <text:list-item>
                <text:p><text:span text:style-name="T3">Know about using i,m,g flags</text:span></text:p>
              </text:list-item>
              <text:list-item>
                <text:p><text:span text:style-name="T3">Understand some metacharacters</text:span></text:p>
              </text:list-item>
              <text:list-item>
                <text:p><text:span text:style-name="T3">Capture</text:span></text:p>
              </text:list-item>
              <text:list-item>
                <text:p><text:span text:style-name="T3">Greedy and non-greedy match</text:span></text:p>
              </text:list-item>
              <text:list-item>
                <text:p><text:span text:style-name="T3">Count with translitera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Regular Expressions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Perl's speciality</text:span></text:p>
              </text:list-item>
              <text:list-item>
                <text:p><text:span text:style-name="T3">Heavily optimised to be as efficient as possible</text:span></text:p>
              </text:list-item>
              <text:list-item>
                <text:p><text:span text:style-name="T3">Reliable</text:span></text:p>
              </text:list-item>
              <text:list-item>
                <text:p><text:span text:style-name="T3">Fully featured (as yet, I haven't found anything it is missing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Regular Expressions</text:span></text:p>
          </draw:text-box>
        </draw:frame>
        <draw:frame presentation:style-name="pr3" draw:text-style-name="P4" draw:layer="layout" svg:width="23cm" svg:height="11.152cm" svg:x="2.5cm" svg:y="5.8cm" presentation:class="outline" presentation:user-transformed="true">
          <draw:text-box>
            <text:list text:style-name="L2">
              <text:list-item>
                <text:p><text:span text:style-name="T3">3 types of regular expressions</text:span></text:p>
              </text:list-item>
              <text:list-item>
                <text:p><text:span text:style-name="T3">Match</text:span></text:p>
                <text:list>
                  <text:list-item>
                    <text:p><text:span text:style-name="T3">Does the variable contain</text:span></text:p>
                  </text:list-item>
                </text:list>
              </text:list-item>
              <text:list-item>
                <text:p><text:span text:style-name="T3">Substitute</text:span></text:p>
                <text:list>
                  <text:list-item>
                    <text:p><text:span text:style-name="T3">If match, then replace with something</text:span></text:p>
                  </text:list-item>
                </text:list>
              </text:list-item>
              <text:list-item>
                <text:p><text:span text:style-name="T3">Transliterate</text:span></text:p>
                <text:list>
                  <text:list-item>
                    <text:p><text:span text:style-name="T3">Swap charac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Match</text:span></text:p>
          </draw:text-box>
        </draw:frame>
        <draw:frame presentation:style-name="pr3" draw:text-style-name="P4" draw:layer="layout" svg:width="23cm" svg:height="12.097cm" svg:x="2.5cm" svg:y="5.8cm" presentation:class="outline" presentation:user-transformed="true">
          <draw:text-box>
            <text:list text:style-name="L2">
              <text:list-item>
                <text:p><text:span text:style-name="T3">Problem: I want to see it a sequence contains the codon for Methionine</text:span></text:p>
              </text:list-item>
              <text:list-item>
                <text:p><text:span text:style-name="T3">So far, we could look to see if there is an index returned from</text:span></text:p>
                <text:p><text:span text:style-name="T4">say index $seq, 'ATG'</text:span></text:p>
              </text:list-item>
              <text:list-item>
                <text:p><text:span text:style-name="T5">However, that isn't very obvious, and what if the sequence is lower case?</text:span></text:p>
                <text:p><text:span text:style-name="T4">bin/01-match.p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Match</text:span></text:p>
          </draw:text-box>
        </draw:frame>
        <draw:frame presentation:style-name="pr3" draw:text-style-name="P4" draw:layer="layout" svg:width="23cm" svg:height="12.2cm" svg:x="2.5cm" svg:y="5.8cm" presentation:class="outline" presentation:user-transformed="true">
          <draw:text-box>
            <text:list text:style-name="L2">
              <text:list-header>
                <text:p><text:span text:style-name="T6">my $sequence = 'CCGGATCACTATGACCTGCTTTCGCACCTGCTCGCGCCGTCACGCTCGCAGTC';</text:span></text:p>
                <text:p><text:span text:style-name="T6">say $sequence;</text:span></text:p>
                <text:p><text:span text:style-name="T6">if ( $sequence =~ m/ATG/i ) {</text:span></text:p>
                <text:p><text:span text:style-name="T6"><text:s text:c="2"/></text:span><text:span text:style-name="T6">say 'Sequence contains Methionine';</text:span></text:p>
                <text:p><text:span text:style-name="T6">}</text:span></text:p>
              </text:list-header>
              <text:list-item>
                <text:p><text:span text:style-name="T7">This tests to see if it can find ATG at all in the sequence, and lets us know if tru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Match - Syntax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7">Lets break down the match</text:span></text:p>
                <text:p><text:span text:style-name="T6">if ( <text:s/>) {</text:span></text:p>
                <text:p><text:span text:style-name="T6">}</text:span></text:p>
              </text:list-item>
              <text:list-item>
                <text:p><text:span text:style-name="T7">This is the block form of if, we'll look at that more in the next section. For now, accept that it is just allowing us to 'visualise' the mat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Match - Syntax</text:span></text:p>
          </draw:text-box>
        </draw:frame>
        <draw:frame presentation:style-name="pr3" draw:text-style-name="P4" draw:layer="layout" svg:width="23cm" svg:height="13.648cm" svg:x="2.5cm" svg:y="5.5cm" presentation:class="outline" presentation:user-transformed="true">
          <draw:text-box>
            <text:list text:style-name="L2">
              <text:list-header>
                <text:p><text:span text:style-name="T6">$sequence =~ m/ATG/i</text:span></text:p>
              </text:list-header>
              <text:list-item>
                <text:p><text:span text:style-name="T7">This is the syntax for a match</text:span></text:p>
                <text:p><text:span text:style-name="T6">$sequence</text:span></text:p>
              </text:list-item>
              <text:list-item>
                <text:p><text:span text:style-name="T7">Our variable to act upon</text:span></text:p>
                <text:p><text:span text:style-name="T6">=~</text:span></text:p>
              </text:list-item>
              <text:list-item>
                <text:p><text:span text:style-name="T7">The 'true' match operator. The return value of the expression is a boolean, so this sets match as boolean true, fail as boolean false</text:span></text:p>
                <text:p><text:span text:style-name="T7">(No match to be true would use !~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Match - Syntax</text:span></text:p>
          </draw:text-box>
        </draw:frame>
        <draw:frame presentation:style-name="pr3" draw:text-style-name="P4" draw:layer="layout" svg:width="23cm" svg:height="10.861cm" svg:x="2.5cm" svg:y="5.8cm" presentation:class="outline" presentation:user-transformed="true">
          <draw:text-box>
            <text:list text:style-name="L2">
              <text:list-header>
                <text:p><text:span text:style-name="T6">$sequence =~ m/ATG/i</text:span></text:p>
                <text:p><text:span text:style-name="T7"/></text:p>
                <text:p><text:span text:style-name="T6">m/ATG/i</text:span></text:p>
              </text:list-header>
              <text:list-item>
                <text:p><text:span text:style-name="T7">m tells perl we want to do a match regular expression operation</text:span></text:p>
              </text:list-item>
              <text:list-item>
                <text:p><text:span text:style-name="T7">/xxx/ delimits the thing we want to match</text:span></text:p>
              </text:list-item>
              <text:list-item>
                <text:p><text:span text:style-name="T7">i is a flag op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Match</text:span></text:p>
          </draw:text-box>
        </draw:frame>
        <draw:frame presentation:style-name="pr3" draw:text-style-name="P4" draw:layer="layout" svg:width="23cm" svg:height="12.597cm" svg:x="2.5cm" svg:y="5.8cm" presentation:class="outline" presentation:user-transformed="true">
          <draw:text-box>
            <text:list text:style-name="L2">
              <text:list-item>
                <text:p><text:span text:style-name="T7">Obviously, we can just swap ATG for whatever we want to search for</text:span></text:p>
                <text:p><text:span text:style-name="T7">AAA</text:span></text:p>
                <text:p><text:span text:style-name="T7">Hello World</text:span></text:p>
                <text:p><text:span text:style-name="T7">01223834244</text:span></text:p>
                <text:p><text:span text:style-name="T7">\n (\t)</text:span></text:p>
              </text:list-item>
              <text:list-item>
                <text:p><text:span text:style-name="T7">There are also a set of metacharacters we can use, to match out of a se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Match - Metacharacters</text:span></text:p>
          </draw:text-box>
        </draw:frame>
        <draw:frame presentation:style-name="pr3" draw:text-style-name="P4" draw:layer="layout" svg:width="23cm" svg:height="13.437cm" svg:x="2.5cm" svg:y="5.8cm" presentation:class="outline" presentation:user-transformed="true">
          <draw:text-box>
            <text:list text:style-name="L2">
              <text:list-header>
                <text:p><text:span text:style-name="T6">if ( $sequence =~ m/\d+/ ) {</text:span></text:p>
                <text:p><text:span text:style-name="T6"><text:s text:c="2"/></text:span><text:span text:style-name="T6">say 'Sequence contain a number';</text:span></text:p>
                <text:p><text:span text:style-name="T6">}</text:span></text:p>
              </text:list-header>
              <text:list-item>
                <text:p><text:span text:style-name="T7">\d matches a digit</text:span></text:p>
              </text:list-item>
              <text:list-item>
                <text:p><text:span text:style-name="T7">+ matches 1 or more of the preceeding character or metacharacter</text:span></text:p>
                <text:p><text:span text:style-name="T6">if ( $sequence !~ m/\d+/ ) {</text:span></text:p>
                <text:p><text:span text:style-name="T6"><text:s text:c="2"/></text:span><text:span text:style-name="T6">say 'Sequence does not contain a number';</text:span></text:p>
                <text:p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Match - Metacharacters</text:span></text:p>
          </draw:text-box>
        </draw:frame>
        <draw:frame presentation:style-name="pr3" draw:text-style-name="P4" draw:layer="layout" svg:width="23cm" svg:height="10.924cm" svg:x="2.5cm" svg:y="7.25cm" presentation:class="outline" presentation:user-transformed="true">
          <draw:text-box>
            <text:list text:style-name="L2">
              <text:list-header>
                <text:p><text:span text:style-name="T6">if ( $sequence =~ m/\w+/ ) {</text:span></text:p>
                <text:p><text:span text:style-name="T6"><text:s text:c="2"/></text:span><text:span text:style-name="T6">say 'Sequence contains word characters';</text:span></text:p>
                <text:p><text:span text:style-name="T6">}</text:span></text:p>
              </text:list-header>
              <text:list-item>
                <text:p><text:span text:style-name="T7">\w matches a word character</text:span></text:p>
                <text:list>
                  <text:list-item>
                    <text:p><text:span text:style-name="T7">Alpha</text:span></text:p>
                  </text:list-item>
                  <text:list-item>
                    <text:p><text:span text:style-name="T7">Underscore</text:span></text:p>
                  </text:list-item>
                  <text:list-item>
                    <text:p><text:span text:style-name="T7">Digi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Match - Metacharacters</text:span></text:p>
          </draw:text-box>
        </draw:frame>
        <draw:frame presentation:style-name="pr3" draw:text-style-name="P4" draw:layer="layout" svg:width="23cm" svg:height="13.874cm" svg:x="2.5cm" svg:y="6cm" presentation:class="outline" presentation:user-transformed="true">
          <draw:text-box>
            <text:list text:style-name="L2">
              <text:list-header>
                <text:p><text:span text:style-name="T6">my $lyrics = 'I see a little silhoutte of a man';</text:span></text:p>
                <text:p><text:span text:style-name="T6">if ( $lyrics =~ m/\s/ ) {</text:span></text:p>
                <text:p><text:span text:style-name="T6"><text:s text:c="2"/></text:span><text:span text:style-name="T6">say 'Lyrics contain whitespace';</text:span></text:p>
                <text:p><text:span text:style-name="T6">}</text:span></text:p>
              </text:list-header>
              <text:list-item>
                <text:p><text:span text:style-name="T7">\s matches a whitespace character</text:span></text:p>
                <text:list>
                  <text:list-item>
                    <text:p><text:span text:style-name="T7">Space</text:span></text:p>
                  </text:list-item>
                  <text:list-item>
                    <text:p><text:span text:style-name="T7">Line break</text:span></text:p>
                  </text:list-item>
                  <text:list-item>
                    <text:p><text:span text:style-name="T7">Tab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Match - Metacharacters</text:span></text:p>
          </draw:text-box>
        </draw:frame>
        <draw:frame presentation:style-name="pr3" draw:text-style-name="P4" draw:layer="layout" svg:width="23cm" svg:height="10.75cm" svg:x="2.5cm" svg:y="6cm" presentation:class="outline" presentation:user-transformed="true">
          <draw:text-box>
            <text:list text:style-name="L2">
              <text:list-item>
                <text:p><text:span text:style-name="T7">These are the most common metacharacters you will see along with</text:span></text:p>
                <text:p><text:span text:style-name="T7">\A – match the start of the string</text:span></text:p>
                <text:p><text:span text:style-name="T7">\z – match the end of the string</text:span></text:p>
                <text:p><text:span text:style-name="T7">. - match any charact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Match - Capture</text:span></text:p>
          </draw:text-box>
        </draw:frame>
        <draw:frame presentation:style-name="pr3" draw:text-style-name="P4" draw:layer="layout" svg:width="23cm" svg:height="11.123cm" svg:x="2.5cm" svg:y="6cm" presentation:class="outline" presentation:user-transformed="true">
          <draw:text-box>
            <text:list text:style-name="L2">
              <text:list-item>
                <text:p><text:span text:style-name="T7">As well as matching, you can capture part or all of what you are trying to match, by placing brackets around the bit to capture</text:span></text:p>
                <text:p><text:span text:style-name="T6">my ( $silhoutte ) = $lyrics =~ m/\s(silhoutte)\s/i;</text:span></text:p>
                <text:p><text:span text:style-name="T6">say $silhoutte;</text:span></text:p>
              </text:list-item>
              <text:list-item>
                <text:p><text:span text:style-name="T7">In this case, if we match the word silhoutte, surrounded by whitespace, then put that word into the varia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Match - Capture</text:span></text:p>
          </draw:text-box>
        </draw:frame>
        <draw:frame presentation:style-name="pr3" draw:text-style-name="P4" draw:layer="layout" svg:width="23cm" svg:height="10.887cm" svg:x="2.5cm" svg:y="6cm" presentation:class="outline" presentation:user-transformed="true">
          <draw:text-box>
            <text:list text:style-name="L2">
              <text:list-item>
                <text:p><text:span text:style-name="T7">How about capturing the first word:</text:span></text:p>
                <text:p><text:span text:style-name="T6">my ( $first_word ) = $lyrics =~ m/(\w+)\s+/;</text:span></text:p>
                <text:p><text:span text:style-name="T6">say $first_word;</text:span></text:p>
              </text:list-item>
              <text:list-item>
                <text:p><text:span text:style-name="T7">Or the last:</text:span></text:p>
                <text:p><text:span text:style-name="T6">my ( $last_word ) = $lyrics =~ m/\s(\w+)\s*\z/m; </text:span></text:p>
                <text:p><text:span text:style-name="T6">say $last_word;</text:span></text:p>
              </text:list-item>
              <text:list-item>
                <text:p><text:span text:style-name="T7">* means zero or mo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Match - Greedy</text:span></text:p>
          </draw:text-box>
        </draw:frame>
        <draw:frame presentation:style-name="pr3" draw:text-style-name="P4" draw:layer="layout" svg:width="23cm" svg:height="11.412cm" svg:x="2.5cm" svg:y="6cm" presentation:class="outline" presentation:user-transformed="true">
          <draw:text-box>
            <text:list text:style-name="L2">
              <text:list-item>
                <text:p><text:span text:style-name="T7">* means zero or more, + means 1 or more</text:span></text:p>
              </text:list-item>
              <text:list-item>
                <text:p><text:span text:style-name="T7">However, they like to grab more than less</text:span></text:p>
                <text:p><text:span text:style-name="T6">my $sequence = 'CCGGATCACTATGACCTGCTTTCGCACCTGCTCGCGCCGTCACGCTCGCAGTC';</text:span></text:p>
                <text:p><text:span text:style-name="T6">my ( $greedy_match ) = $sequence =~ /(\w+ACC)/;</text:span></text:p>
                <text:p><text:span text:style-name="T6">say $greedy_match;</text:span></text:p>
              </text:list-item>
              <text:list-item>
                <text:p><text:span text:style-name="T7">How do we stop thi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Match – Non-Greedy</text:span></text:p>
          </draw:text-box>
        </draw:frame>
        <draw:frame presentation:style-name="pr3" draw:text-style-name="P4" draw:layer="layout" svg:width="23cm" svg:height="11.937cm" svg:x="2.5cm" svg:y="6cm" presentation:class="outline" presentation:user-transformed="true">
          <draw:text-box>
            <text:list text:style-name="L2">
              <text:list-item>
                <text:p><text:span text:style-name="T7">Use the ? metacharacter</text:span></text:p>
                <text:p><text:span text:style-name="T6">my $sequence = 'CCGGATCACTATGACCTGCTTTCGCACCTGCTCGCGCCGTCACGCTCGCAGTC';</text:span></text:p>
                <text:p><text:span text:style-name="T6">my ( $non_greedy_match ) = $sequence =~ /(\w+?ACC)/;</text:span></text:p>
                <text:p><text:span text:style-name="T6">say $non_greedy_match;</text:span></text:p>
              </text:list-item>
              <text:list-item>
                <text:p><text:span text:style-name="T7">? tells the regex to stop matching after the first it can mat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Match – User defined</text:span></text:p>
          </draw:text-box>
        </draw:frame>
        <draw:frame presentation:style-name="pr3" draw:text-style-name="P4" draw:layer="layout" svg:width="23cm" svg:height="10.912cm" svg:x="2.5cm" svg:y="6cm" presentation:class="outline" presentation:user-transformed="true">
          <draw:text-box>
            <text:list text:style-name="L2">
              <text:list-item>
                <text:p><text:span text:style-name="T7">Our user wants to see if their favourite codon is present</text:span></text:p>
                <text:p><text:span text:style-name="T6">my $sequence = 'CCGGATCACTATGACCTGCTTTCGCACCTGCTCGCGCCGTCACGCTCGCAGTC';</text:span></text:p>
                <text:p><text:span text:style-name="T6">my $user_wants_to_find_this_sequence = 'ttt';</text:span></text:p>
                <text:p><text:span text:style-name="T6"/></text:p>
              </text:list-item>
              <text:list-item>
                <text:p><text:span text:style-name="T7">How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Match – User defined</text:span></text:p>
          </draw:text-box>
        </draw:frame>
        <draw:frame presentation:style-name="pr3" draw:text-style-name="P4" draw:layer="layout" svg:width="23cm" svg:height="13.936cm" svg:x="2.5cm" svg:y="5.064cm" presentation:class="outline" presentation:user-transformed="true">
          <draw:text-box>
            <text:list text:style-name="L2">
              <text:list-item>
                <text:p><text:span text:style-name="T7">We can put their variable in the match</text:span></text:p>
                <text:p><text:span text:style-name="T6">if ( $sequence =~ /$user_wants_to_find_this_sequence/i ) {</text:span></text:p>
                <text:p><text:span text:style-name="T6"><text:s text:c="2"/></text:span><text:span text:style-name="T6">say "User sequence $user_wants_to_find_this_sequence found.";</text:span></text:p>
                <text:p><text:span text:style-name="T6">}</text:span></text:p>
              </text:list-item>
              <text:list-item>
                <text:p><text:span text:style-name="T7">The regular expression is allowed to contain variables.</text:span></text:p>
              </text:list-item>
              <text:list-item>
                <text:p><text:span text:style-name="T7">Much more useful than forcing only to match developer designated expres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Match – i and m</text:span></text:p>
          </draw:text-box>
        </draw:frame>
        <draw:frame presentation:style-name="pr3" draw:text-style-name="P4" draw:layer="layout" svg:width="23cm" svg:height="12.097cm" svg:x="2.5cm" svg:y="5.064cm" presentation:class="outline" presentation:user-transformed="true">
          <draw:text-box>
            <text:list text:style-name="L2">
              <text:list-item>
                <text:p><text:span text:style-name="T7">What do the i and m mean?</text:span></text:p>
              </text:list-item>
              <text:list-item>
                <text:p><text:span text:style-name="T7">They are flags which tell the regex to work in particular ways (note, these are here for completeness, not because you need to learn them all)</text:span></text:p>
                <text:p><text:span text:style-name="T7"/></text:p>
              </text:list-item>
              <text:list-item>
                <text:p><text:span text:style-name="T7">i – this tells the regex to ignore case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Match – i and m</text:span></text:p>
          </draw:text-box>
        </draw:frame>
        <draw:frame presentation:style-name="pr3" draw:text-style-name="P4" draw:layer="layout" svg:width="23cm" svg:height="14.277cm" svg:x="2.5cm" svg:y="5.064cm" presentation:class="outline" presentation:user-transformed="true">
          <draw:text-box>
            <text:list text:style-name="L2">
              <text:list-item>
                <text:p><text:span text:style-name="T7">m - makes perl match newlines/end of strings the same as other languages</text:span></text:p>
              </text:list-item>
              <text:list-item>
                <text:p><text:span text:style-name="T7">In most languages: </text:span></text:p>
                <text:list>
                  <text:list-item>
                    <text:p><text:span text:style-name="T8">^ matches the start of a line, but in perl the start of the string</text:span></text:p>
                  </text:list-item>
                  <text:list-item>
                    <text:p><text:span text:style-name="T8">$ matches the end of a line, but in perl the end of a string</text:span></text:p>
                  </text:list-item>
                </text:list>
              </text:list-item>
              <text:list-item>
                <text:p><text:span text:style-name="T7">This makes it a little confusing, so m changes their meaning</text:span></text:p>
              </text:list-item>
              <text:list-item>
                <text:p><text:span text:style-name="T7">Example at end of bin/01-match.p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Substitute</text:span></text:p>
          </draw:text-box>
        </draw:frame>
        <draw:frame presentation:style-name="pr3" draw:text-style-name="P4" draw:layer="layout" svg:width="23cm" svg:height="12.437cm" svg:x="2.5cm" svg:y="5.301cm" presentation:class="outline" presentation:user-transformed="true">
          <draw:text-box>
            <text:list text:style-name="L2">
              <text:list-item>
                <text:p><text:span text:style-name="T3">Problem: We want to replace a codon with another in the sequence.</text:span></text:p>
                <text:p><text:span text:style-name="T4">bin/02-substitute.pl</text:span></text:p>
                <text:p><text:span text:style-name="T6">my $sequence = 'CCGGATCACTATGACCTGCTTTCGCACCTGCTCGCGCCGTCACGCTCGCAGTC';</text:span></text:p>
                <text:p><text:span text:style-name="T6">unless ( $sequence =~ m/cat/i ) {</text:span></text:p>
                <text:p><text:span text:style-name="T6"><text:s text:c="2"/></text:span><text:span text:style-name="T6">say 'we do not have a cat';</text:span></text:p>
                <text:p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Substitute</text:span></text:p>
          </draw:text-box>
        </draw:frame>
        <draw:frame presentation:style-name="pr3" draw:text-style-name="P4" draw:layer="layout" svg:width="23cm" svg:height="12.412cm" svg:x="2.5cm" svg:y="5.301cm" presentation:class="outline" presentation:user-transformed="true">
          <draw:text-box>
            <text:list text:style-name="L2">
              <text:list-item>
                <text:p><text:span text:style-name="T3">Lets replace cac with cat</text:span></text:p>
                <text:p><text:span text:style-name="T6">$sequence =~ s/cac/cat/i;</text:span></text:p>
                <text:p><text:span text:style-name="T6">if ( $sequence =~ m/cat/i ) {</text:span></text:p>
                <text:p><text:span text:style-name="T6"><text:s text:c="2"/></text:span><text:span text:style-name="T6">say 'we now have a cat';</text:span></text:p>
                <text:p><text:span text:style-name="T6">}</text:span></text:p>
              </text:list-item>
              <text:list-item>
                <text:p><text:span text:style-name="T7">How many 'cat's?</text:span></text:p>
                <text:p><text:span text:style-name="T6">say $sequence;</text:span></text:p>
              </text:list-item>
              <text:list-item>
                <text:p><text:span text:style-name="T7">1, but there were 3 'cac'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Substitute - Syntax</text:span></text:p>
          </draw:text-box>
        </draw:frame>
        <draw:frame presentation:style-name="pr3" draw:text-style-name="P4" draw:layer="layout" svg:width="23cm" svg:height="10.75cm" svg:x="2.5cm" svg:y="5.301cm" presentation:class="outline" presentation:user-transformed="true">
          <draw:text-box>
            <text:list text:style-name="L2">
              <text:list-item>
                <text:p><text:span text:style-name="T3">Lets look at the syntax, comparing with match</text:span></text:p>
                <text:p><text:span text:style-name="T6">$sequence =~ s/cac/cat/i;</text:span></text:p>
                <text:p><text:span text:style-name="T6">$sequence =~ m/cat/i</text:span></text:p>
              </text:list-item>
              <text:list-item>
                <text:p><text:span text:style-name="T7">=~ That's the same. We are informing perl that we wish to perform a regex operation on $seque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Substitute - Syntax</text:span></text:p>
          </draw:text-box>
        </draw:frame>
        <draw:frame presentation:style-name="pr3" draw:text-style-name="P4" draw:layer="layout" svg:width="23cm" svg:height="10.75cm" svg:x="2.5cm" svg:y="5.301cm" presentation:class="outline" presentation:user-transformed="true">
          <draw:text-box>
            <text:list text:style-name="L2">
              <text:list-header>
                <text:p><text:span text:style-name="T6">$sequence =~ s/cac/cat/i;</text:span></text:p>
                <text:p><text:span text:style-name="T6">$sequence =~ m/cat/i</text:span></text:p>
              </text:list-header>
              <text:list-item>
                <text:p><text:span text:style-name="T7">s instead of m</text:span></text:p>
                <text:list>
                  <text:list-item>
                    <text:p><text:span text:style-name="T7">We tell perl that we want to do a substitution type of regex</text:span></text:p>
                  </text:list-item>
                </text:list>
              </text:list-item>
              <text:list-item>
                <text:p><text:span text:style-name="T7">i – as before we want to do case insensitive match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Substitute - Syntax</text:span></text:p>
          </draw:text-box>
        </draw:frame>
        <draw:frame presentation:style-name="pr3" draw:text-style-name="P4" draw:layer="layout" svg:width="23cm" svg:height="11.523cm" svg:x="2.5cm" svg:y="5.301cm" presentation:class="outline" presentation:user-transformed="true">
          <draw:text-box>
            <text:list text:style-name="L2">
              <text:list-header>
                <text:p><text:span text:style-name="T6">$sequence =~ s/cac/cat/i;</text:span></text:p>
                <text:p><text:span text:style-name="T6">$sequence =~ m/cat/i</text:span></text:p>
              </text:list-header>
              <text:list-item>
                <text:p><text:span text:style-name="T7">/</text:span><text:span text:style-name="T9">match</text:span><text:span text:style-name="T7">/</text:span><text:span text:style-name="T9">replace</text:span><text:span text:style-name="T7">/ instead of /</text:span><text:span text:style-name="T9">match</text:span><text:span text:style-name="T7">/</text:span></text:p>
                <text:list>
                  <text:list-item>
                    <text:p><text:span text:style-name="T7">match is identical, and you can use all the same matching tech</text:span></text:p>
                  </text:list-item>
                  <text:list-item>
                    <text:p><text:span text:style-name="T7">But, perl needs to know what to replace the match with, so we put that in a second 'column'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Substitute 'g'lobally</text:span></text:p>
          </draw:text-box>
        </draw:frame>
        <draw:frame presentation:style-name="pr3" draw:text-style-name="P4" draw:layer="layout" svg:width="23cm" svg:height="14.148cm" svg:x="2.5cm" svg:y="5.301cm" presentation:class="outline" presentation:user-transformed="true">
          <draw:text-box>
            <text:list text:style-name="L2">
              <text:list-item>
                <text:p><text:span text:style-name="T7">How many 'cat's?</text:span></text:p>
                <text:p><text:span text:style-name="T6">say $sequence;</text:span></text:p>
              </text:list-item>
              <text:list-item>
                <text:p><text:span text:style-name="T7">1, but there were 3 'cac's</text:span></text:p>
              </text:list-item>
              <text:list-item>
                <text:p><text:span text:style-name="T7">It only substituted the first one it found!</text:span></text:p>
              </text:list-item>
              <text:list-item>
                <text:p><text:span text:style-name="T7">How do we replace all of them?</text:span></text:p>
                <text:p><text:span text:style-name="T6">$sequence =~ s/cac/cat/gi;</text:span></text:p>
                <text:p><text:span text:style-name="T6">say $sequence;</text:span></text:p>
              </text:list-item>
              <text:list-item>
                <text:p><text:span text:style-name="T7">The g flag tells perl to keep matching and substituting until the e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Substitute – User defined</text:span></text:p>
          </draw:text-box>
        </draw:frame>
        <draw:frame presentation:style-name="pr3" draw:text-style-name="P4" draw:layer="layout" svg:width="23cm" svg:height="11.7cm" svg:x="2.5cm" svg:y="5.301cm" presentation:class="outline" presentation:user-transformed="true">
          <draw:text-box>
            <text:list text:style-name="L2">
              <text:list-item>
                <text:p><text:span text:style-name="T7">You can have variables as the match, and the replacement</text:span></text:p>
                <text:p><text:span text:style-name="T6">my $favourite_codon = 'aaa'; # it's all the first letter of my name;</text:span></text:p>
                <text:p><text:span text:style-name="T6">my $least_favourite_codon = 'cat'; # I don't actually like cats</text:span></text:p>
                <text:p><text:span text:style-name="T6">$sequence =~ s/$least_favourite_codon/$favourite_codon/gi;</text:span></text:p>
                <text:p><text:span text:style-name="T6">say $sequence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777cm" svg:x="2cm" svg:y="1.502cm" presentation:class="title" presentation:user-transformed="true">
          <draw:text-box>
            <text:p><text:span text:style-name="T2">Substitute – How many</text:span><text:span text:style-name="T2"><text:line-break/></text:span><text:span text:style-name="T2">Substitutions made?</text:span></text:p>
          </draw:text-box>
        </draw:frame>
        <draw:frame presentation:style-name="pr3" draw:text-style-name="P4" draw:layer="layout" svg:width="23cm" svg:height="11.937cm" svg:x="2.5cm" svg:y="5.301cm" presentation:class="outline" presentation:user-transformed="true">
          <draw:text-box>
            <text:list text:style-name="L2">
              <text:list-item>
                <text:p><text:span text:style-name="T7">The return value is the number of substitutions made, or undef if 0</text:span></text:p>
                <text:p><text:span text:style-name="T6">say $sequence =~ s/aaa/cac/i; # 1 (we didn't specify global)</text:span></text:p>
                <text:p><text:span text:style-name="T6">say $sequence =~ s/aaa/cac/gi; # 2 (the remaining ones)</text:span></text:p>
                <text:p><text:span text:style-name="T6">say $sequence =~ s/cat/aaa/gi; # undef, we had already cleared away all the cats</text:span></text:p>
              </text:list-item>
              <text:list-item>
                <text:p><text:span text:style-name="T7">This means you can use it as a boolea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Substitute – Don't be greedy!</text:span></text:p>
          </draw:text-box>
        </draw:frame>
        <draw:frame presentation:style-name="pr3" draw:text-style-name="P4" draw:layer="layout" svg:width="23cm" svg:height="14.436cm" svg:x="2.5cm" svg:y="5.301cm" presentation:class="outline" presentation:user-transformed="true">
          <draw:text-box>
            <text:list text:style-name="L2">
              <text:list-item>
                <text:p><text:span text:style-name="T7">Because the match is exactly the same as with a match regex, + and * are still greedy</text:span></text:p>
                <text:p><text:span text:style-name="T6">my $clone = $sequence;</text:span></text:p>
                <text:p><text:span text:style-name="T6">$sequence =~ s/g.*cac/aaa/i;</text:span></text:p>
                <text:p><text:span text:style-name="T6">say $sequence;</text:span></text:p>
                <text:p><text:span text:style-name="T6">$clone =~ s/g.*?cac/aaa/i;</text:span></text:p>
                <text:p><text:span text:style-name="T6">say $clone;</text:span></text:p>
              </text:list-item>
              <text:list-item>
                <text:p><text:span text:style-name="T7">You would not have been able to do multiple substitutions, as the first match ate everything between the first g and last cac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Match and Substitute</text:span></text:p>
          </draw:text-box>
        </draw:frame>
        <draw:frame presentation:style-name="pr3" draw:text-style-name="P4" draw:layer="layout" svg:width="23cm" svg:height="12.359cm" svg:x="2.5cm" svg:y="5.301cm" presentation:class="outline" presentation:user-transformed="true">
          <draw:text-box>
            <text:list text:style-name="L2">
              <text:list-item>
                <text:p><text:span text:style-name="T7">There are other metacharacters, and ways of constructing really powerful short regexes with other flags</text:span></text:p>
              </text:list-item>
              <text:list-item>
                <text:p><text:span text:style-name="T7">However, everything you have seen here will form the basis of any match you do, and you should be able to construct virtually any match you want</text:span></text:p>
                <text:list>
                  <text:list-item>
                    <text:p><text:span text:style-name="T7">90% of my regexes use nothing more than shown he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Transliterate</text:span></text:p>
          </draw:text-box>
        </draw:frame>
        <draw:frame presentation:style-name="pr3" draw:text-style-name="P4" draw:layer="layout" svg:width="23cm" svg:height="13.303cm" svg:x="2.5cm" svg:y="5.301cm" presentation:class="outline" presentation:user-transformed="true">
          <draw:text-box>
            <text:list text:style-name="L2">
              <text:list-item>
                <text:p><text:span text:style-name="T7">The 3</text:span><text:span text:style-name="T10">rd</text:span><text:span text:style-name="T7"> type of regex is transliterate. It stands a little aside from match and substitute, as it is more literal (i.e. less metacharacter and flag driven)</text:span></text:p>
              </text:list-item>
              <text:list-item>
                <text:p><text:span text:style-name="T7">Problem: I want to know the reverse strand of my DNA sequence</text:span></text:p>
              </text:list-item>
              <text:list-item>
                <text:p><text:span text:style-name="T7">You can't use substitute easily</text:span></text:p>
                <text:list>
                  <text:list-item>
                    <text:p><text:span text:style-name="T7">s/T/A/gi</text:span></text:p>
                  </text:list-item>
                  <text:list-item>
                    <text:p><text:span text:style-name="T7">s/A/T/g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Transliterate</text:span></text:p>
          </draw:text-box>
        </draw:frame>
        <draw:frame presentation:style-name="pr3" draw:text-style-name="P5" draw:layer="layout" svg:width="23cm" svg:height="12.7cm" svg:x="2.5cm" svg:y="5.301cm" presentation:class="outline" presentation:user-transformed="true">
          <draw:text-box>
            <text:list text:style-name="L2">
              <text:list-header>
                <text:p><text:span text:style-name="T9">bin/03-transliterate.pl</text:span></text:p>
                <text:p><text:span text:style-name="T6">my $sequence = 'CCGGATCACTATGACCTGCTTTCGCACCTGCTCGCGCCGTCACGCTCGCAGTC';</text:span></text:p>
                <text:p><text:span text:style-name="T6">my $reverse_strand = $sequence;</text:span></text:p>
                <text:p><text:span text:style-name="T6">$reverse_strand =~ tr/ACGT/TGCA/;</text:span></text:p>
                <text:p><text:span text:style-name="T6">say $sequence;</text:span></text:p>
                <text:p><text:span text:style-name="T6">say $reverse_strand;</text:span></text:p>
              </text:list-header>
              <text:list-item>
                <text:p><text:span text:style-name="T7">In-place substitution of the dna lett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Transliterate - Syntax</text:span></text:p>
          </draw:text-box>
        </draw:frame>
        <draw:frame presentation:style-name="pr3" draw:text-style-name="P4" draw:layer="layout" svg:width="23cm" svg:height="10.75cm" svg:x="2.5cm" svg:y="5.197cm" presentation:class="outline" presentation:user-transformed="true">
          <draw:text-box>
            <text:list text:style-name="L2">
              <text:list-item>
                <text:p><text:span text:style-name="T7">Let's look at the syntax</text:span></text:p>
                <text:p><text:span text:style-name="T6">reverse_strand =~ tr/ACGT/TGCA/;</text:span></text:p>
              </text:list-item>
              <text:list-item>
                <text:p><text:span text:style-name="T7">It's quite similar to substitute, but there are important differences</text:span></text:p>
              </text:list-item>
              <text:list-item>
                <text:p><text:span text:style-name="T7">=~ We now know what this means</text:span></text:p>
              </text:list-item>
              <text:list-item>
                <text:p><text:span text:style-name="T7">tr – tells perl to perform a transliterate operation on </text:span><text:span text:style-name="T9">$reverse_stra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Transliterate - Syntax</text:span></text:p>
          </draw:text-box>
        </draw:frame>
        <draw:frame presentation:style-name="pr3" draw:text-style-name="P4" draw:layer="layout" svg:width="23cm" svg:height="14.462cm" svg:x="2.5cm" svg:y="5cm" presentation:class="outline" presentation:user-transformed="true">
          <draw:text-box>
            <text:list text:style-name="L2">
              <text:list-header>
                <text:p><text:span text:style-name="T6">reverse_strand =~ tr/ACGT/TGCA/;</text:span></text:p>
              </text:list-header>
              <text:list-item>
                <text:p><text:span text:style-name="T7">/ACGT/TGCA/</text:span></text:p>
                <text:p><text:span text:style-name="T7">This is the important bit. Whereas before we had match 'patterns' and substitution strings, we don't here.</text:span></text:p>
              </text:list-item>
              <text:list-item>
                <text:p><text:span text:style-name="T7">As it reads </text:span><text:span text:style-name="T9">$reverse_strand</text:span><text:span text:style-name="T7">, each time it finds a letter in the first part, it replaces with the equivalent letter in the second</text:span></text:p>
                <text:list>
                  <text:list-item>
                    <text:p><text:span text:style-name="T8">Find an A, replace with T</text:span></text:p>
                  </text:list-item>
                  <text:list-item>
                    <text:p><text:span text:style-name="T8">Find a G, replace with a 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Transliterate – Return Value</text:span></text:p>
          </draw:text-box>
        </draw:frame>
        <draw:frame presentation:style-name="pr3" draw:text-style-name="P4" draw:layer="layout" svg:width="23cm" svg:height="10.75cm" svg:x="2.5cm" svg:y="5.038cm" presentation:class="outline" presentation:user-transformed="true">
          <draw:text-box>
            <text:list text:style-name="L2">
              <text:list-item>
                <text:p><text:span text:style-name="T7">As with substitute telling you the number of substitutions made, transliterate returns the number of transliterations made (or undef)</text:span></text:p>
                <text:p><text:span text:style-name="T6">$reverse_strand = $sequence;</text:span></text:p>
                <text:p><text:span text:style-name="T6">say $reverse_strand =~ tr/ACGT/TGCA/;</text:span></text:p>
                <text:p><text:span text:style-name="T6">my $bees = 'BBBBBBBBBBBBB';</text:span></text:p>
                <text:p><text:span text:style-name="T6">say $bees =~ tr/ACGT/TGCA/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Transliterate – Coding a Message</text:span></text:p>
          </draw:text-box>
        </draw:frame>
        <draw:frame presentation:style-name="pr3" draw:text-style-name="P4" draw:layer="layout" svg:width="23cm" svg:height="14.199cm" svg:x="2.5cm" svg:y="5.038cm" presentation:class="outline" presentation:user-transformed="true">
          <draw:text-box>
            <text:list text:style-name="L2">
              <text:list-item>
                <text:p><text:span text:style-name="T7">A bit of fun, lets use this to apply a simple cypher</text:span></text:p>
                <text:p><text:span text:style-name="T6">my $original_message = 'The quick brown fox jumped over the lazy dog.';</text:span></text:p>
                <text:p><text:span text:style-name="T6">say $original_message;</text:span></text:p>
                <text:p><text:span text:style-name="T6">my $coded_message = $original_message;</text:span></text:p>
                <text:p><text:span text:style-name="T6">$coded_message =~ tr/a-zA-Z ./N-ZA-Mn-za-m. /;</text:span></text:p>
                <text:p><text:span text:style-name="T6">say $coded_message;</text:span></text:p>
              </text:list-item>
              <text:list-item>
                <text:p><text:span text:style-name="T7">In regexes, we can shorten sequences with a dash, they get expanded by the parse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777cm" svg:x="2cm" svg:y="1.502cm" presentation:class="title" presentation:user-transformed="true">
          <draw:text-box>
            <text:p><text:span text:style-name="T2">Transliterate – Counting Characters</text:span></text:p>
          </draw:text-box>
        </draw:frame>
        <draw:frame presentation:style-name="pr3" draw:text-style-name="P4" draw:layer="layout" svg:width="23cm" svg:height="12.411cm" svg:x="2.5cm" svg:y="5.038cm" presentation:class="outline" presentation:user-transformed="true">
          <draw:text-box>
            <text:list text:style-name="L2">
              <text:list-item>
                <text:p><text:span text:style-name="T7">You can replace a character with itself, to get a count of that character in the string, without changing the string</text:span></text:p>
                <text:p><text:span text:style-name="T6">say $sequence;</text:span></text:p>
                <text:p><text:span text:style-name="T6">say "The number of A's in above = " . ( $sequence =~ tr/Aa/Aa/ );</text:span></text:p>
                <text:p><text:span text:style-name="T6">say $sequence;</text:span></text:p>
              </text:list-item>
              <text:list-item>
                <text:p><text:span text:style-name="T7">It is unchanged, but we know how many A's are pres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Transliterate – GC percentage</text:span></text:p>
          </draw:text-box>
        </draw:frame>
        <draw:frame presentation:style-name="pr3" draw:text-style-name="P4" draw:layer="layout" svg:width="23cm" svg:height="11.449cm" svg:x="2.5cm" svg:y="5.038cm" presentation:class="outline" presentation:user-transformed="true">
          <draw:text-box>
            <text:list text:style-name="L2">
              <text:list-item>
                <text:p><text:span text:style-name="T7">With a bit of playing, you could work out the percentage GC content</text:span></text:p>
                <text:p><text:span text:style-name="T6">say "percentage GC = " .</text:span></text:p>
                <text:list>
                  <text:list-header>
                    <text:p><text:span text:style-name="T6">( ( $sequence =~ tr/CGcg/CGcg/ ) * 100 /</text:span></text:p>
                    <text:p><text:span text:style-name="T6"><text:s/></text:span><text:span text:style-name="T6">( <text:s/>$sequence =~ tr/ACGTacgt/ACGTacgt/ ) );</text:span></text:p>
                  </text:list-header>
                </text:list>
                <text:p><text:span text:style-name="T6">say $sequence;</text:span></text:p>
              </text:list-item>
              <text:list-item>
                <text:p><text:span text:style-name="T7">Again, unchanged, but we know what the GC percentage i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Quick play with regexes</text:span></text:p>
          </draw:text-box>
        </draw:frame>
        <draw:frame presentation:style-name="pr3" draw:text-style-name="P4" draw:layer="layout" svg:width="23cm" svg:height="13.759cm" svg:x="2.5cm" svg:y="5.038cm" presentation:class="outline" presentation:user-transformed="true">
          <draw:text-box>
            <text:list text:style-name="L2">
              <text:list-item>
                <text:p><text:span text:style-name="T7">Lets just spend a few minutes playing with regexes.</text:span></text:p>
                <text:p><text:span text:style-name="T7">Produce a regex which will capture a name and a phone number into variables from the following:</text:span></text:p>
                <text:p><text:span text:style-name="T9">Andy Brown: 01234 567890</text:span></text:p>
              </text:list-item>
              <text:list-item>
                <text:p><text:span text:style-name="T7">Bonus points for</text:span></text:p>
                <text:list>
                  <text:list-item>
                    <text:p><text:span text:style-name="T7">Using metacharacters</text:span></text:p>
                  </text:list-item>
                  <text:list-item>
                    <text:p><text:span text:style-name="T7">name parts and phone par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y Brown</meta:initial-creator>
    <meta:creation-date>2011-04-12T13:38:35</meta:creation-date>
    <meta:editing-duration>PT25H31M21S</meta:editing-duration>
    <meta:editing-cycles>20</meta:editing-cycles>
    <dc:date>2011-08-30T10:42:44</dc:date>
    <dc:creator>Andy Brown</dc:creator>
    <meta:generator>OpenOffice.org/3.2$Unix OpenOffice.org_project/320m12$Build-9483</meta:generator>
    <meta:document-statistic meta:object-count="195"/>
  </office:meta>
</office:document-meta>
</file>